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//selection mobs</text:p>
      <text:p text:style-name="Standard"/>
      <text:p text:style-name="Standard">int selectionmobs(String destination)</text:p>
      <text:p text:style-name="Standard">{</text:p>
      <text:p text:style-name="Standard"><text:tab/>int select=0;</text:p>
      <text:p text:style-name="Standard"><text:tab/>boolean y = equal(destination, "Calem-Bourg");</text:p>
      <text:p text:style-name="Standard"><text:tab/>boolean x = equal(destination, "Bois tard");</text:p>
      <text:p text:style-name="Standard"><text:tab/>boolean z = equal(destination, "Monts &amp; Pics");</text:p>
      <text:p text:style-name="Standard"><text:tab/></text:p>
      <text:p text:style-name="Standard"><text:tab/>if(y==true)</text:p>
      <text:p text:style-name="Standard"><text:tab/>{</text:p>
      <text:p text:style-name="Standard"><text:tab/>select= random (1, 5) ;</text:p>
      <text:p text:style-name="Standard"><text:tab/>}</text:p>
      <text:p text:style-name="Standard"/>
      <text:p text:style-name="Standard"><text:tab/>if(x==true)</text:p>
      <text:p text:style-name="Standard"><text:tab/>{</text:p>
      <text:p text:style-name="Standard"><text:tab/>select= random (6, 10) ;</text:p>
      <text:p text:style-name="Standard"><text:tab/>}</text:p>
      <text:p text:style-name="Standard"/>
      <text:p text:style-name="Standard"><text:tab/>if(z==true)</text:p>
      <text:p text:style-name="Standard"><text:tab/>{</text:p>
      <text:p text:style-name="Standard"><text:tab/>select= random (11, 16) ;</text:p>
      <text:p text:style-name="Standard"><text:tab/>}</text:p>
      <text:p text:style-name="Standard"/>
      <text:p text:style-name="Standard"><text:tab/>if(z!=true &amp;&amp; y!=true &amp;&amp; x!=true)</text:p>
      <text:p text:style-name="Standard"><text:tab/>{</text:p>
      <text:p text:style-name="Standard"><text:tab/><text:tab/>println("Mauvaise destination");</text:p>
      <text:p text:style-name="Standard"><text:tab/>}else{</text:p>
      <text:p text:style-name="Standard"><text:tab/>println("Vous allez à "+destination);</text:p>
      <text:p text:style-name="Standard"><text:tab/>println("MOB "+select);</text:p>
      <text:p text:style-name="Standard"><text:tab/>}</text:p>
      <text:p text:style-name="Standard"/>
      <text:p text:style-name="Standard"><text:tab/>return select;</text:p>
      <text:p text:style-name="Standard">}</text:p>
      <text:p text:style-name="Standard"/>
      <text:p text:style-name="Standard">//Définition des MOBS</text:p>
      <text:p text:style-name="Standard">void main()</text:p>
      <text:p text:style-name="Standard"><text:tab/>{</text:p>
      <text:p text:style-name="Standard"><text:tab/><text:tab/></text:p>
      <text:p text:style-name="Standard">//[1]vie [2]arm [3]degP [4]degM [5]ResM [6]Endu [7]Mana [8]Gold [9]exp</text:p>
      <text:p text:style-name="Standard"><text:tab/><text:tab/>int[][]MOBS=new int[17][10];</text:p>
      <text:p text:style-name="Standard">//Pou<text:tab/><text:tab/></text:p>
      <text:p text:style-name="Standard"><text:tab/><text:tab/>MOBS[1][1]=20;</text:p>
      <text:p text:style-name="Standard"><text:tab/><text:tab/>MOBS[1][2]=0;</text:p>
      <text:p text:style-name="Standard"><text:tab/><text:tab/>MOBS[1][3]=1;</text:p>
      <text:p text:style-name="Standard"><text:tab/><text:tab/>MOBS[1][4]=0;</text:p>
      <text:p text:style-name="Standard"><text:tab/><text:tab/>MOBS[1][5]=0;</text:p>
      <text:p text:style-name="Standard"><text:tab/><text:tab/>MOBS[1][6]=1;</text:p>
      <text:p text:style-name="Standard"><text:tab/><text:tab/>MOBS[1][7]=0;</text:p>
      <text:p text:style-name="Standard"><text:tab/><text:tab/>MOBS[1][8]=10;</text:p>
      <text:p text:style-name="Standard"><text:tab/><text:tab/>MOBS[1][9]=2;</text:p>
      <text:p text:style-name="Standard"><text:soft-page-break/>//MA<text:tab/><text:tab/></text:p>
      <text:p text:style-name="Standard"><text:tab/><text:tab/>MOBS[2][1]=75;</text:p>
      <text:p text:style-name="Standard"><text:tab/><text:tab/>MOBS[2][2]=0;</text:p>
      <text:p text:style-name="Standard"><text:tab/><text:tab/>MOBS[2][3]=2;</text:p>
      <text:p text:style-name="Standard"><text:tab/><text:tab/>MOBS[2][4]=5;</text:p>
      <text:p text:style-name="Standard"><text:tab/><text:tab/>MOBS[2][5]=10;</text:p>
      <text:p text:style-name="Standard"><text:tab/><text:tab/>MOBS[2][6]=10;</text:p>
      <text:p text:style-name="Standard"><text:tab/><text:tab/>MOBS[2][7]=20;</text:p>
      <text:p text:style-name="Standard"><text:tab/><text:tab/>MOBS[2][8]=30;</text:p>
      <text:p text:style-name="Standard"><text:tab/><text:tab/>MOBS[2][9]=10;</text:p>
      <text:p text:style-name="Standard">//Elf<text:tab/><text:tab/></text:p>
      <text:p text:style-name="Standard"><text:tab/><text:tab/>MOBS[3][1]=75;</text:p>
      <text:p text:style-name="Standard"><text:tab/><text:tab/>MOBS[3][2]=0;</text:p>
      <text:p text:style-name="Standard"><text:tab/><text:tab/>MOBS[3][3]=5;</text:p>
      <text:p text:style-name="Standard"><text:tab/><text:tab/>MOBS[3][4]=2;</text:p>
      <text:p text:style-name="Standard"><text:tab/><text:tab/>MOBS[3][5]=10;</text:p>
      <text:p text:style-name="Standard"><text:tab/><text:tab/>MOBS[3][6]=20;</text:p>
      <text:p text:style-name="Standard"><text:tab/><text:tab/>MOBS[3][7]=10;</text:p>
      <text:p text:style-name="Standard"><text:tab/><text:tab/>MOBS[3][8]=10;</text:p>
      <text:p text:style-name="Standard"><text:tab/><text:tab/>MOBS[3][9]=10;</text:p>
      <text:p text:style-name="Standard">//Guard<text:tab/><text:tab/></text:p>
      <text:p text:style-name="Standard"><text:tab/><text:tab/>MOBS[4][1]=200;</text:p>
      <text:p text:style-name="Standard"><text:tab/><text:tab/>MOBS[4][2]=100;</text:p>
      <text:p text:style-name="Standard"><text:tab/><text:tab/>MOBS[4][3]=10;</text:p>
      <text:p text:style-name="Standard"><text:tab/><text:tab/>MOBS[4][4]=2;</text:p>
      <text:p text:style-name="Standard"><text:tab/><text:tab/>MOBS[4][5]=50;</text:p>
      <text:p text:style-name="Standard"><text:tab/><text:tab/>MOBS[4][6]=50;</text:p>
      <text:p text:style-name="Standard"><text:tab/><text:tab/>MOBS[4][7]=20;</text:p>
      <text:p text:style-name="Standard"><text:tab/><text:tab/>MOBS[4][8]=20;</text:p>
      <text:p text:style-name="Standard"><text:tab/><text:tab/>MOBS[4][9]=50;</text:p>
      <text:p text:style-name="Standard">//Jomo<text:tab/><text:tab/></text:p>
      <text:p text:style-name="Standard"><text:tab/><text:tab/>MOBS[5][1]=300;</text:p>
      <text:p text:style-name="Standard"><text:tab/><text:tab/>MOBS[5][2]=40;</text:p>
      <text:p text:style-name="Standard"><text:tab/><text:tab/>MOBS[5][3]=10;</text:p>
      <text:p text:style-name="Standard"><text:tab/><text:tab/>MOBS[5][4]=10;</text:p>
      <text:p text:style-name="Standard"><text:tab/><text:tab/>MOBS[5][5]=40;</text:p>
      <text:p text:style-name="Standard"><text:tab/><text:tab/>MOBS[5][6]=50;</text:p>
      <text:p text:style-name="Standard"><text:tab/><text:tab/>MOBS[5][7]=50;</text:p>
      <text:p text:style-name="Standard"><text:tab/><text:tab/>MOBS[5][8]=20;</text:p>
      <text:p text:style-name="Standard"><text:tab/><text:tab/>MOBS[5][9]=100;</text:p>
      <text:p text:style-name="Standard">//Barbr<text:tab/><text:tab/></text:p>
      <text:p text:style-name="Standard"><text:tab/><text:tab/>MOBS[6][1]=150;</text:p>
      <text:p text:style-name="Standard"><text:tab/><text:tab/>MOBS[6][2]=20;</text:p>
      <text:p text:style-name="Standard"><text:tab/><text:tab/>MOBS[6][3]=20;</text:p>
      <text:p text:style-name="Standard"><text:tab/><text:tab/>MOBS[6][4]=5;</text:p>
      <text:p text:style-name="Standard"><text:tab/><text:tab/>MOBS[6][5]=10;</text:p>
      <text:p text:style-name="Standard"><text:tab/><text:tab/>MOBS[6][6]=50;</text:p>
      <text:p text:style-name="Standard"><text:tab/><text:tab/>MOBS[6][7]=10;</text:p>
      <text:p text:style-name="Standard"><text:tab/><text:tab/>MOBS[6][8]=10;</text:p>
      <text:p text:style-name="Standard"><text:tab/><text:tab/>MOBS[6][9]=50;</text:p>
      <text:p text:style-name="Standard">//Sangl</text:p>
      <text:p text:style-name="Standard"><text:tab/><text:tab/>MOBS[7][1]=200;</text:p>
      <text:p text:style-name="Standard"><text:soft-page-break/><text:tab/><text:tab/>MOBS[7][2]=50;</text:p>
      <text:p text:style-name="Standard"><text:tab/><text:tab/>MOBS[7][3]=10;</text:p>
      <text:p text:style-name="Standard"><text:tab/><text:tab/>MOBS[7][4]=0;</text:p>
      <text:p text:style-name="Standard"><text:tab/><text:tab/>MOBS[7][5]=0;</text:p>
      <text:p text:style-name="Standard"><text:tab/><text:tab/>MOBS[7][6]=1;</text:p>
      <text:p text:style-name="Standard"><text:tab/><text:tab/>MOBS[7][7]=0;</text:p>
      <text:p text:style-name="Standard"><text:tab/><text:tab/>MOBS[7][8]=5;</text:p>
      <text:p text:style-name="Standard"><text:tab/><text:tab/>MOBS[7][9]=20;</text:p>
      <text:p text:style-name="Standard">//TrlMg</text:p>
      <text:p text:style-name="Standard"><text:tab/><text:tab/>MOBS[8][1]=150;</text:p>
      <text:p text:style-name="Standard"><text:tab/><text:tab/>MOBS[8][2]=20;</text:p>
      <text:p text:style-name="Standard"><text:tab/><text:tab/>MOBS[8][3]=10;</text:p>
      <text:p text:style-name="Standard"><text:tab/><text:tab/>MOBS[8][4]=20;</text:p>
      <text:p text:style-name="Standard"><text:tab/><text:tab/>MOBS[8][5]=50;</text:p>
      <text:p text:style-name="Standard"><text:tab/><text:tab/>MOBS[8][6]=10;</text:p>
      <text:p text:style-name="Standard"><text:tab/><text:tab/>MOBS[8][7]=50;</text:p>
      <text:p text:style-name="Standard"><text:tab/><text:tab/>MOBS[8][8]=10;</text:p>
      <text:p text:style-name="Standard"><text:tab/><text:tab/>MOBS[8][9]=20;</text:p>
      <text:p text:style-name="Standard">//Avent</text:p>
      <text:p text:style-name="Standard"><text:tab/><text:tab/>MOBS[9][1]=200;</text:p>
      <text:p text:style-name="Standard"><text:tab/><text:tab/>MOBS[9][2]=50;</text:p>
      <text:p text:style-name="Standard"><text:tab/><text:tab/>MOBS[9][3]=15;</text:p>
      <text:p text:style-name="Standard"><text:tab/><text:tab/>MOBS[9][4]=15;</text:p>
      <text:p text:style-name="Standard"><text:tab/><text:tab/>MOBS[9][5]=50;</text:p>
      <text:p text:style-name="Standard"><text:tab/><text:tab/>MOBS[9][6]=50;</text:p>
      <text:p text:style-name="Standard"><text:tab/><text:tab/>MOBS[9][7]=50;</text:p>
      <text:p text:style-name="Standard"><text:tab/><text:tab/>MOBS[9][8]=100;</text:p>
      <text:p text:style-name="Standard"><text:tab/><text:tab/>MOBS[9][9]=20;</text:p>
      <text:p text:style-name="Standard">//OurEnArm</text:p>
      <text:p text:style-name="Standard"><text:tab/><text:tab/>MOBS[10][1]=400;</text:p>
      <text:p text:style-name="Standard"><text:tab/><text:tab/>MOBS[10][2]=50;</text:p>
      <text:p text:style-name="Standard"><text:tab/><text:tab/>MOBS[10][3]=30;</text:p>
      <text:p text:style-name="Standard"><text:tab/><text:tab/>MOBS[10][4]=0;</text:p>
      <text:p text:style-name="Standard"><text:tab/><text:tab/>MOBS[10][5]=10;</text:p>
      <text:p text:style-name="Standard"><text:tab/><text:tab/>MOBS[10][6]=3;</text:p>
      <text:p text:style-name="Standard"><text:tab/><text:tab/>MOBS[10][7]=0;</text:p>
      <text:p text:style-name="Standard"><text:tab/><text:tab/>MOBS[10][8]=70;</text:p>
      <text:p text:style-name="Standard"><text:tab/><text:tab/>MOBS[10][9]=200;</text:p>
      <text:p text:style-name="Standard">//Palalol</text:p>
      <text:p text:style-name="Standard"><text:tab/><text:tab/>MOBS[11][1]=300;</text:p>
      <text:p text:style-name="Standard"><text:tab/><text:tab/>MOBS[11][2]=40;</text:p>
      <text:p text:style-name="Standard"><text:tab/><text:tab/>MOBS[11][3]=40;</text:p>
      <text:p text:style-name="Standard"><text:tab/><text:tab/>MOBS[11][4]=10;</text:p>
      <text:p text:style-name="Standard"><text:tab/><text:tab/>MOBS[11][5]=20;</text:p>
      <text:p text:style-name="Standard"><text:tab/><text:tab/>MOBS[11][6]=100;</text:p>
      <text:p text:style-name="Standard"><text:tab/><text:tab/>MOBS[11][7]=20;</text:p>
      <text:p text:style-name="Standard"><text:tab/><text:tab/>MOBS[11][8]=60;</text:p>
      <text:p text:style-name="Standard"><text:tab/><text:tab/>MOBS[11][9]=100;</text:p>
      <text:p text:style-name="Standard">//Nai</text:p>
      <text:p text:style-name="Standard"><text:tab/><text:tab/>MOBS[12][1]=400;</text:p>
      <text:p text:style-name="Standard"><text:tab/><text:tab/>MOBS[12][2]=100;</text:p>
      <text:p text:style-name="Standard"><text:tab/><text:tab/>MOBS[12][3]=20;</text:p>
      <text:p text:style-name="Standard"><text:soft-page-break/><text:tab/><text:tab/>MOBS[12][4]=5;</text:p>
      <text:p text:style-name="Standard"><text:tab/><text:tab/>MOBS[12][5]=30;</text:p>
      <text:p text:style-name="Standard"><text:tab/><text:tab/>MOBS[12][6]=50;</text:p>
      <text:p text:style-name="Standard"><text:tab/><text:tab/>MOBS[12][7]=20;</text:p>
      <text:p text:style-name="Standard"><text:tab/><text:tab/>MOBS[12][8]=20;</text:p>
      <text:p text:style-name="Standard"><text:tab/><text:tab/>MOBS[12][9]=120;</text:p>
      <text:p text:style-name="Standard">//PyrMag</text:p>
      <text:p text:style-name="Standard"><text:tab/><text:tab/>MOBS[13][1]=200;</text:p>
      <text:p text:style-name="Standard"><text:tab/><text:tab/>MOBS[13][2]=20;</text:p>
      <text:p text:style-name="Standard"><text:tab/><text:tab/>MOBS[13][3]=5;</text:p>
      <text:p text:style-name="Standard"><text:tab/><text:tab/>MOBS[13][4]=40;</text:p>
      <text:p text:style-name="Standard"><text:tab/><text:tab/>MOBS[13][5]=75;</text:p>
      <text:p text:style-name="Standard"><text:tab/><text:tab/>MOBS[13][6]=20;</text:p>
      <text:p text:style-name="Standard"><text:tab/><text:tab/>MOBS[13][7]=100;</text:p>
      <text:p text:style-name="Standard"><text:tab/><text:tab/>MOBS[13][8]=80;</text:p>
      <text:p text:style-name="Standard"><text:tab/><text:tab/>MOBS[13][9]=80;</text:p>
      <text:p text:style-name="Standard">//Arch</text:p>
      <text:p text:style-name="Standard"><text:tab/><text:tab/>MOBS[14][1]=200;</text:p>
      <text:p text:style-name="Standard"><text:tab/><text:tab/>MOBS[14][2]=20;</text:p>
      <text:p text:style-name="Standard"><text:tab/><text:tab/>MOBS[14][3]=20;</text:p>
      <text:p text:style-name="Standard"><text:tab/><text:tab/>MOBS[14][4]=20;</text:p>
      <text:p text:style-name="Standard"><text:tab/><text:tab/>MOBS[14][5]=20;</text:p>
      <text:p text:style-name="Standard"><text:tab/><text:tab/>MOBS[14][6]=50;</text:p>
      <text:p text:style-name="Standard"><text:tab/><text:tab/>MOBS[14][7]=50;</text:p>
      <text:p text:style-name="Standard"><text:tab/><text:tab/>MOBS[14][8]=30;</text:p>
      <text:p text:style-name="Standard"><text:tab/><text:tab/>MOBS[14][9]=60;</text:p>
      <text:p text:style-name="Standard">//Dradra</text:p>
      <text:p text:style-name="Standard"><text:tab/><text:tab/>MOBS[15][1]=666;</text:p>
      <text:p text:style-name="Standard"><text:tab/><text:tab/>MOBS[15][2]=42;</text:p>
      <text:p text:style-name="Standard"><text:tab/><text:tab/>MOBS[15][3]=34;</text:p>
      <text:p text:style-name="Standard"><text:tab/><text:tab/>MOBS[15][4]=69;</text:p>
      <text:p text:style-name="Standard"><text:tab/><text:tab/>MOBS[15][5]=42;</text:p>
      <text:p text:style-name="Standard"><text:tab/><text:tab/>MOBS[15][6]=46;</text:p>
      <text:p text:style-name="Standard"><text:tab/><text:tab/>MOBS[15][7]=404;</text:p>
      <text:p text:style-name="Standard"><text:tab/><text:tab/>MOBS[15][8]=110;</text:p>
      <text:p text:style-name="Standard"><text:tab/><text:tab/>MOBS[15][9]=300;</text:p>
      <text:p text:style-name="Standard">//Da mutherfckin SCRIPT</text:p>
      <text:p text:style-name="Standard"><text:tab/><text:tab/>MOBS[16][1]=999;</text:p>
      <text:p text:style-name="Standard"><text:tab/><text:tab/>MOBS[16][2]=999;</text:p>
      <text:p text:style-name="Standard"><text:tab/><text:tab/>MOBS[16][3]=999;</text:p>
      <text:p text:style-name="Standard"><text:tab/><text:tab/>MOBS[16][4]=999;</text:p>
      <text:p text:style-name="Standard"><text:tab/><text:tab/>MOBS[16][5]=999;</text:p>
      <text:p text:style-name="Standard"><text:tab/><text:tab/>MOBS[16][6]=999;</text:p>
      <text:p text:style-name="Standard"><text:tab/><text:tab/>MOBS[16][7]=999;</text:p>
      <text:p text:style-name="Standard"><text:tab/><text:tab/>MOBS[16][8]=0;</text:p>
      <text:p text:style-name="Standard"><text:tab/><text:tab/>MOBS[16][9]=0;</text:p>
      <text:p text:style-name="Standard"/>
      <text:p text:style-name="Standard"><text:tab/><text:tab/>println("Entrer la destination");</text:p>
      <text:p text:style-name="Standard"><text:tab/><text:tab/>String destination= readString();</text:p>
      <text:p text:style-name="Standard"/>
      <text:p text:style-name="Standard"><text:tab/><text:tab/>selectionmobs(destination);</text:p>
      <text:p text:style-name="Standard"><text:tab/><text:tab/></text:p>
      <text:p text:style-name="Standard"><text:soft-pag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1:08:09.24</meta:creation-date>
    <meta:document-statistic meta:table-count="0" meta:image-count="0" meta:object-count="0" meta:page-count="5" meta:paragraph-count="200" meta:word-count="256" meta:character-count="3234"/>
    <dc:date>2016-03-21T21:08:52.67</dc:date>
    <meta:editing-duration>PT43S</meta:editing-duration>
    <meta:editing-cycles>1</meta:editing-cycles>
    <meta:generator>OpenOffice/4.0.1$Win32 OpenOffice.org_project/401m5$Build-9714</meta:generator>
  </office:meta>
</office:document-meta>
</file>